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Menlo" svg:font-family="Menlo"/>
  </office:font-face-decls>
  <office:automatic-styles>
    <style:style style:name="P1" style:family="paragraph" style:parent-style-name="Standard">
      <style:paragraph-properties style:line-height-at-least="0.2500in"/>
      <style:text-properties style:font-name="Menlo" fo:font-size="12.0pt" fo:color="#cacaca" fo:background-color="#171717"/>
    </style:style>
    <style:style style:name="P2" style:family="paragraph" style:parent-style-name="Standard">
      <style:paragraph-properties style:line-height-at-least="0.2500in"/>
      <style:text-properties style:font-name="Menlo" fo:font-size="12.0pt" fo:color="#cdad6a" fo:background-color="#171717"/>
    </style:style>
    <style:style style:name="P3" style:family="paragraph" style:parent-style-name="Standard">
      <style:paragraph-properties style:line-height-at-least="0.2500in"/>
      <style:text-properties style:font-name="Menlo" fo:font-size="12.0pt" fo:color="#8cd3fe" fo:background-color="#171717"/>
    </style:style>
    <style:style style:name="P4" style:family="paragraph" style:parent-style-name="Standard">
      <style:paragraph-properties style:line-height-at-least="0.2500in"/>
      <style:text-properties style:font-name="Menlo" fo:font-size="12.0pt" fo:color="#cacaca"/>
    </style:style>
    <style:style style:name="P5" style:family="paragraph" style:parent-style-name="Standard">
      <style:paragraph-properties style:line-height-at-least="0.2500in"/>
      <style:text-properties style:font-name="Menlo" fo:font-size="12.0pt" fo:color="#c27e65" fo:background-color="#171717"/>
    </style:style>
    <style:style style:name="T1" style:family="text">
      <style:text-properties fo:letter-spacing="0.0000in" fo:color="#4689cc"/>
    </style:style>
    <style:style style:name="T2" style:family="text">
      <style:text-properties fo:letter-spacing="0.0000in"/>
    </style:style>
    <style:style style:name="T3" style:family="text">
      <style:text-properties fo:letter-spacing="0.0000in" fo:color="#8cd3fe"/>
    </style:style>
    <style:style style:name="T4" style:family="text">
      <style:text-properties fo:letter-spacing="0.0000in" fo:color="#a7c598"/>
    </style:style>
    <style:style style:name="T5" style:family="text">
      <style:text-properties fo:letter-spacing="0.0000in" fo:color="#cacaca"/>
    </style:style>
    <style:style style:name="T6" style:family="text">
      <style:text-properties fo:letter-spacing="0.0000in" fo:color="#c27e65"/>
    </style:style>
    <style:style style:name="T7" style:family="text">
      <style:text-properties fo:letter-spacing="0.0000in" fo:color="#cdad6a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*</text:span><text:span text:style-name="T2"><text:s/>{</text:span></text:p>
      <text:p text:style-name="P1"><text:span text:style-name="T2"><text:s text:c="4"/></text:span><text:span text:style-name="T3">border</text:span><text:span text:style-name="T2">: </text:span><text:span text:style-name="T4">0</text:span><text:span text:style-name="T2">;</text:span></text:p>
      <text:p text:style-name="P1"><text:span text:style-name="T2"><text:s text:c="4"/></text:span><text:span text:style-name="T3">padding</text:span><text:span text:style-name="T2">: </text:span><text:span text:style-name="T4">0</text:span><text:span text:style-name="T2">;</text:span></text:p>
      <text:p text:style-name="P1"><text:span text:style-name="T2"><text:s text:c="4"/></text:span><text:span text:style-name="T3">margin</text:span><text:span text:style-name="T2">: </text:span><text:span text:style-name="T4">0</text:span><text:span text:style-name="T2">;</text:span></text:p>
      <text:p text:style-name="P1"><text:span text:style-name="T2">}</text:span></text:p>
      <text:p text:style-name="P2"><text:span text:style-name="T1">*</text:span><text:span text:style-name="T5">,</text:span><text:span text:style-name="T1">*</text:span><text:span text:style-name="T2">:before</text:span><text:span text:style-name="T5">,</text:span><text:span text:style-name="T1">*</text:span><text:span text:style-name="T2">:after</text:span><text:span text:style-name="T5">{</text:span></text:p>
      <text:p text:style-name="P3"><text:span text:style-name="T5"><text:s text:c="4"/></text:span><text:span text:style-name="T2">-moz-box-sizing</text:span><text:span text:style-name="T5">: </text:span><text:span text:style-name="T6">border-box</text:span><text:span text:style-name="T5">;</text:span></text:p>
      <text:p text:style-name="P3"><text:span text:style-name="T5"><text:s text:c="4"/></text:span><text:span text:style-name="T2">-webkit-box-sizing</text:span><text:span text:style-name="T5">: </text:span><text:span text:style-name="T6">border-box</text:span><text:span text:style-name="T5">;</text:span></text:p>
      <text:p text:style-name="P3"><text:span text:style-name="T5"><text:s text:c="4"/></text:span><text:span text:style-name="T2">box-sizing</text:span><text:span text:style-name="T5">: </text:span><text:span text:style-name="T6">border-box</text:span><text:span text:style-name="T5">;</text:span></text:p>
      <text:p text:style-name="P1"><text:span text:style-name="T2">}</text:span></text:p>
      <text:p text:style-name="P2"><text:span text:style-name="T2">:focus</text:span><text:span text:style-name="T5">,</text:span><text:span text:style-name="T2">:active</text:span><text:span text:style-name="T5">{</text:span><text:span text:style-name="T3">outline</text:span><text:span text:style-name="T5">: </text:span><text:span text:style-name="T6">none</text:span><text:span text:style-name="T5">;}</text:span></text:p>
      <text:p text:style-name="P2"><text:span text:style-name="T2">a:focus</text:span><text:span text:style-name="T5">,</text:span><text:span text:style-name="T2">a:active</text:span><text:span text:style-name="T5">{</text:span><text:span text:style-name="T3">outline</text:span><text:span text:style-name="T5">: </text:span><text:span text:style-name="T6">none</text:span><text:span text:style-name="T5">;}</text:span></text:p>
      <text:p text:style-name="P4"><text:span text:style-name="T2"/></text:p>
      <text:p text:style-name="P2"><text:span text:style-name="T2">nav</text:span><text:span text:style-name="T5">,</text:span><text:span text:style-name="T2">footer</text:span><text:span text:style-name="T5">,</text:span><text:span text:style-name="T2">header.aside</text:span><text:span text:style-name="T5">{</text:span><text:span text:style-name="T3">display</text:span><text:span text:style-name="T5">: </text:span><text:span text:style-name="T6">block</text:span><text:span text:style-name="T5">;}</text:span></text:p>
      <text:p text:style-name="P4"><text:span text:style-name="T2"/></text:p>
      <text:p text:style-name="P2"><text:span text:style-name="T2">html</text:span><text:span text:style-name="T5">,</text:span><text:span text:style-name="T2">body</text:span><text:span text:style-name="T5">{</text:span></text:p>
      <text:p text:style-name="P1"><text:span text:style-name="T2"><text:s text:c="4"/></text:span><text:span text:style-name="T3">height</text:span><text:span text:style-name="T2">: </text:span><text:span text:style-name="T4">100%</text:span><text:span text:style-name="T2">;</text:span></text:p>
      <text:p text:style-name="P1"><text:span text:style-name="T2"><text:s text:c="4"/></text:span><text:span text:style-name="T3">width</text:span><text:span text:style-name="T2">: </text:span><text:span text:style-name="T4">100%</text:span><text:span text:style-name="T2">;</text:span></text:p>
      <text:p text:style-name="P3"><text:span text:style-name="T5"><text:s text:c="4"/></text:span><text:span text:style-name="T2">font-size</text:span><text:span text:style-name="T5">: </text:span><text:span text:style-name="T4">100%</text:span><text:span text:style-name="T5">;</text:span></text:p>
      <text:p text:style-name="P3"><text:span text:style-name="T5"><text:s text:c="4"/></text:span><text:span text:style-name="T2">line-height</text:span><text:span text:style-name="T5">: </text:span><text:span text:style-name="T4">1</text:span><text:span text:style-name="T5">;</text:span></text:p>
      <text:p text:style-name="P3"><text:span text:style-name="T5"><text:s text:c="4"/></text:span><text:span text:style-name="T2">font-size</text:span><text:span text:style-name="T5">: </text:span><text:span text:style-name="T4">14px</text:span><text:span text:style-name="T5">;</text:span></text:p>
      <text:p text:style-name="P3"><text:span text:style-name="T5"><text:s text:c="4"/></text:span><text:span text:style-name="T2">-ms-text-size-adjust</text:span><text:span text:style-name="T5">: </text:span><text:span text:style-name="T4">100%</text:span><text:span text:style-name="T5">;</text:span></text:p>
      <text:p text:style-name="P3"><text:span text:style-name="T5"><text:s text:c="4"/></text:span><text:span text:style-name="T2">-moz-text-size-adjust</text:span><text:span text:style-name="T5">: </text:span><text:span text:style-name="T4">100%</text:span><text:span text:style-name="T5">;</text:span></text:p>
      <text:p text:style-name="P3"><text:span text:style-name="T5"><text:s text:c="4"/></text:span><text:span text:style-name="T2">-webkit-text-size-adjust</text:span><text:span text:style-name="T5">: </text:span><text:span text:style-name="T4">100%</text:span><text:span text:style-name="T5">;</text:span></text:p>
      <text:p text:style-name="P1"><text:span text:style-name="T2">}</text:span></text:p>
      <text:p text:style-name="P2"><text:span text:style-name="T2">input</text:span><text:span text:style-name="T5">,</text:span><text:span text:style-name="T2">button</text:span><text:span text:style-name="T5">,</text:span><text:span text:style-name="T2">textarea</text:span><text:span text:style-name="T5"><text:s/>{</text:span><text:span text:style-name="T3">font-family</text:span><text:span text:style-name="T5">: </text:span><text:span text:style-name="T6">inherit</text:span><text:span text:style-name="T5">;}</text:span></text:p>
      <text:p text:style-name="P4"><text:span text:style-name="T2"/></text:p>
      <text:p text:style-name="P2"><text:span text:style-name="T2">input::-ms-clear</text:span><text:span text:style-name="T5">{</text:span><text:span text:style-name="T3">display</text:span><text:span text:style-name="T5">: </text:span><text:span text:style-name="T6">none</text:span><text:span text:style-name="T5">;}</text:span></text:p>
      <text:p text:style-name="P5"><text:span text:style-name="T7">button</text:span><text:span text:style-name="T5">{</text:span><text:span text:style-name="T3">cursor</text:span><text:span text:style-name="T5">: </text:span><text:span text:style-name="T2">pointer</text:span><text:span text:style-name="T5">;}</text:span></text:p>
      <text:p text:style-name="P2"><text:span text:style-name="T2">button::-moz-focus-inner</text:span><text:span text:style-name="T5">{</text:span><text:span text:style-name="T3">padding</text:span><text:span text:style-name="T5">: </text:span><text:span text:style-name="T4">0</text:span><text:span text:style-name="T5">;</text:span><text:span text:style-name="T3">border</text:span><text:span text:style-name="T5">: </text:span><text:span text:style-name="T4">0</text:span><text:span text:style-name="T5">;}</text:span></text:p>
      <text:p text:style-name="P3"><text:span text:style-name="T7">a</text:span><text:span text:style-name="T5">, </text:span><text:span text:style-name="T7">a:visited</text:span><text:span text:style-name="T5">{</text:span><text:span text:style-name="T2">text-decoration</text:span><text:span text:style-name="T5">: </text:span><text:span text:style-name="T6">none</text:span><text:span text:style-name="T5">;}</text:span></text:p>
      <text:p text:style-name="P3"><text:span text:style-name="T7">a:hover</text:span><text:span text:style-name="T5">{</text:span><text:span text:style-name="T2">text-decoration</text:span><text:span text:style-name="T5">: </text:span><text:span text:style-name="T6">none</text:span><text:span text:style-name="T5">;}</text:span></text:p>
      <text:p text:style-name="P3"><text:span text:style-name="T7">ul</text:span><text:span text:style-name="T5"><text:s/></text:span><text:span text:style-name="T7">li</text:span><text:span text:style-name="T5">{</text:span><text:span text:style-name="T2">list-style</text:span><text:span text:style-name="T5">: </text:span><text:span text:style-name="T6">none</text:span><text:span text:style-name="T5">;}</text:span></text:p>
      <text:p text:style-name="P3"><text:span text:style-name="T7">img</text:span><text:span text:style-name="T5">{</text:span><text:span text:style-name="T2">vertical-align</text:span><text:span text:style-name="T5">: </text:span><text:span text:style-name="T6">top</text:span><text:span text:style-name="T5">;}</text:span></text:p>
      <text:p text:style-name="P4"><text:span text:style-name="T2"/></text:p>
      <text:p text:style-name="P3"><text:span text:style-name="T7">h1</text:span><text:span text:style-name="T5">,</text:span><text:span text:style-name="T7">h2</text:span><text:span text:style-name="T5">,</text:span><text:span text:style-name="T7">h3</text:span><text:span text:style-name="T5">,</text:span><text:span text:style-name="T7">h4</text:span><text:span text:style-name="T5">,</text:span><text:span text:style-name="T7">h5</text:span><text:span text:style-name="T5">,</text:span><text:span text:style-name="T7">h6</text:span><text:span text:style-name="T5">{</text:span><text:span text:style-name="T2">font-size</text:span><text:span text:style-name="T5">: </text:span><text:span text:style-name="T6">inherit</text:span><text:span text:style-name="T5">;</text:span><text:span text:style-name="T2">font-weight</text:span><text:span text:style-name="T5">: </text:span><text:span text:style-name="T4">400</text:span><text:span text:style-name="T5">;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671.6</meta:generator>
  </office:meta>
</office:document-meta>
</file>